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pitch="variable"/>
    <style:font-face style:name="Calibri5" svg:font-family="Calibri, Calibri" style:font-family-generic="swiss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iberation Sans6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2.51cm" fo:min-width="22.526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4.55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4.439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3.07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1.563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15.864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303cm" fo:min-width="24.43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4cm" fo:min-width="16.382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4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683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684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6cm" fo:min-width="3.421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55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17cm" fo:min-width="0.578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419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879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868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3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4cm" fo:min-width="3.868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Times New Roman" fo:font-size="20pt" fo:language="ar" fo:country="SA" style:font-name-asian="Calibri5" style:font-size-asian="20pt" style:language-asian="ar" style:country-asian="SA" style:font-name-complex="Calibri5" style:font-size-complex="2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Times New Roman" fo:font-size="20pt" fo:language="ar" fo:country="SA" style:font-name-asian="Calibri5" style:font-size-asian="20pt" style:language-asian="ar" style:country-asian="SA" style:font-name-complex="Calibri5" style:font-size-complex="20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margin-top="0cm" fo:margin-bottom="0cm" fo:line-height="100%" fo:text-align="center" style:writing-mode="lr-tb"/>
      <style:text-properties style:font-name="Times New Roman" fo:font-size="20pt" style:font-size-asian="20pt" style:font-name-complex="Calibri4" style:font-size-complex="20pt"/>
    </style:style>
    <style:style style:name="P5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style:font-name="Times New Roman" fo:font-size="20pt" style:font-size-asian="20pt" style:font-name-complex="Calibri4" style:font-size-complex="20pt"/>
    </style:style>
    <style:style style:name="P6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7" style:family="paragraph">
      <loext:graphic-properties draw:fill="none" draw:fill-color="#ffb66c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8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20pt" fo:language="ar" fo:country="SA" fo:font-style="normal" fo:text-shadow="none" style:text-underline-style="none" fo:font-weight="normal" style:letter-kerning="true" style:font-name-asian="Calibri5" style:font-size-asian="20pt" style:language-asian="ar" style:country-asian="SA" style:font-style-asian="normal" style:font-weight-asian="normal" style:font-name-complex="Calibri5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fo:font-size="20pt" fo:language="ar" fo:country="SA" style:font-name-asian="Calibri5" style:font-size-asian="20pt" style:language-asian="ar" style:country-asian="SA" style:font-name-complex="Calibri5" style:font-size-complex="20pt" style:language-complex="ar" style:country-complex="SA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1" fo:font-size="20pt" style:font-size-asian="20pt" style:font-name-complex="Calibri4" style:font-size-complex="20pt"/>
    </style:style>
    <style:style style:name="T5" style:family="text">
      <style:text-properties style:font-name="Calibri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106cm" svg:height="2.84cm" svg:x="0.948cm" svg:y="1.164cm">
          <text:p text:style-name="P1"><text:span text:style-name="T1">Mahasiswa mampu menggunakan metode-metode numerik</text:span></text:p>
          <text:p text:style-name="P1"><text:span text:style-name="T1">dalam mencari solusi dari permasalahan matematik</text:span></text:p>
          <text:p text:style-name="P1"><text:span text:style-name="T2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5.818cm" svg:x2="12.501cm" svg:y2="4.004cm">
          <text:p/>
        </draw:line>
        <draw:custom-shape draw:style-name="gr3" draw:text-style-name="P5" draw:layer="layout" svg:width="15.134cm" svg:height="2.107cm" svg:x="4.934cm" svg:y="5.83cm">
          <text:p text:style-name="P4"><text:span text:style-name="T3">Mahasiswa mampu melakukan turunan numerik</text:span></text:p>
          <text:p text:style-name="P4"><text:span text:style-name="T4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.019cm" svg:height="2.106cm" svg:x="4.992cm" svg:y="9.66cm">
          <text:p text:style-name="P6"><text:span text:style-name="T5">Mahasiswa mampu melakukan integrasi numerik</text:span></text:p>
          <text:p text:style-name="P6"><text:span text:style-name="T5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9.684cm" svg:x2="12.501cm" svg:y2="7.923cm">
          <text:p/>
        </draw:line>
        <draw:custom-shape draw:style-name="gr5" draw:text-style-name="P7" draw:layer="layout" svg:width="13.65cm" svg:height="2.106cm" svg:x="5.676cm" svg:y="13.211cm">
          <text:p text:style-name="P6"><text:span text:style-name="T5">Mahasiswa mampu melakukan interpolasi</text:span></text:p>
          <text:p text:style-name="P6"><text:span text:style-name="T5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13.235cm" svg:x2="12.501cm" svg:y2="11.761cm">
          <text:p/>
        </draw:line>
        <draw:custom-shape draw:style-name="gr6" draw:text-style-name="P7" draw:layer="layout" svg:width="12.143cm" svg:height="2.107cm" svg:x="6.43cm" svg:y="16.708cm">
          <text:p text:style-name="P6"><text:span text:style-name="T5">Mahasiswa mampu melakukan regresi</text:span></text:p>
          <text:p text:style-name="P6"><text:span text:style-name="T5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16.732cm" svg:x2="12.501cm" svg:y2="15.258cm">
          <text:p/>
        </draw:line>
        <draw:custom-shape draw:style-name="gr7" draw:text-style-name="P7" draw:layer="layout" svg:width="16.444cm" svg:height="2.552cm" svg:x="5.398cm" svg:y="20.207cm">
          <text:p text:style-name="P6"><text:span text:style-name="T5">Mahasiswa mampu memahami konsep transmisi data</text:span></text:p>
          <text:p text:style-name="P6"><text:span text:style-name="T5">(C2, P1, 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20.23cm" svg:x2="12.501cm" svg:y2="18.756cm">
          <text:p/>
        </draw:line>
        <draw:custom-shape draw:style-name="gr8" draw:text-style-name="P7" draw:layer="layout" svg:width="25.015cm" svg:height="2.633cm" svg:x="4.765cm" svg:y="24.518cm">
          <text:p text:style-name="P6"><text:span text:style-name="T5">Mahasiswa mampu memahami konsep dan arsitektur protokol TCP/IP dan model OSI</text:span></text:p>
          <text:p text:style-name="P6"><text:span text:style-name="T5">(C2, P1, 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24.542cm" svg:x2="12.501cm" svg:y2="22.697cm">
          <text:p/>
        </draw:line>
        <draw:custom-shape draw:style-name="gr9" draw:text-style-name="P7" draw:layer="layout" svg:width="16.962cm" svg:height="2.104cm" svg:x="5.045cm" svg:y="28.558cm">
          <text:p text:style-name="P6"><text:span text:style-name="T5">Mahasiswa mampu memahami konsep komunikasi data</text:span></text:p>
          <text:p text:style-name="P6"><text:span text:style-name="T5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501cm" svg:y1="28.581cm" svg:x2="12.501cm" svg:y2="27.107cm">
          <text:p/>
        </draw:line>
        <draw:custom-shape draw:style-name="gr10" draw:text-style-name="P8" draw:layer="layout" svg:width="1.264cm" svg:height="1.053cm" svg:x="4.134cm" svg:y="27.951cm">
          <text:p text:style-name="P6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263cm" svg:height="1.052cm" svg:x="3.866cm" svg:y="23.848cm">
          <text:p text:style-name="P6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264cm" svg:height="1.054cm" svg:x="2.818cm" svg:y="23.424cm">
          <text:p text:style-name="P6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2.999cm" svg:y1="23.08cm" svg:x2="21.105cm" svg:y2="23.08cm">
          <text:p/>
        </draw:line>
        <draw:custom-shape draw:style-name="gr14" draw:text-style-name="P7" draw:layer="layout" svg:width="4.001cm" svg:height="1.686cm" svg:x="21.078cm" svg:y="23.041cm">
          <text:p text:style-name="P6"><text:span text:style-name="T5">Kuis 1 :</text:span></text:p>
          <text:p text:style-name="P6"><text:span text:style-name="T5">Minggu ke-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132cm" svg:height="1.053cm" svg:x="4.747cm" svg:y="19.507cm">
          <text:p text:style-name="P6"><text:span text:style-name="T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1.158cm" svg:height="1.047cm" svg:x="3.773cm" svg:y="19.09cm">
          <text:p text:style-name="P6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263cm" svg:height="1.052cm" svg:x="4.159cm" svg:y="16.065cm">
          <text:p text:style-name="P6"><text:span text:style-name="T5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3.004cm" svg:y1="15.744cm" svg:x2="21.11cm" svg:y2="15.744cm">
          <text:p/>
        </draw:line>
        <draw:custom-shape draw:style-name="gr17" draw:text-style-name="P7" draw:layer="layout" svg:width="3.999cm" svg:height="1.685cm" svg:x="21.084cm" svg:y="15.706cm">
          <text:p text:style-name="P6"><text:span text:style-name="T5">UTS :</text:span></text:p>
          <text:p text:style-name="P6"><text:span text:style-name="T5">Minggu ke-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459cm" svg:height="1.054cm" svg:x="3.878cm" svg:y="9.018cm">
          <text:p text:style-name="P6"><text:span text:style-name="T5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2.972cm" svg:y1="8.173cm" svg:x2="21.078cm" svg:y2="8.173cm">
          <text:p/>
        </draw:line>
        <draw:custom-shape draw:style-name="gr19" draw:text-style-name="P7" draw:layer="layout" svg:width="4.448cm" svg:height="1.685cm" svg:x="21.052cm" svg:y="8.148cm">
          <text:p text:style-name="P6"><text:span text:style-name="T5">Kuis 2 :</text:span></text:p>
          <text:p text:style-name="P6"><text:span text:style-name="T5">Minggu ke-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263cm" svg:height="1.052cm" svg:x="4.063cm" svg:y="5.178cm">
          <text:p text:style-name="P6"><text:span text:style-name="T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264cm" svg:height="1.054cm" svg:x="2.823cm" svg:y="8.554cm">
          <text:p text:style-name="P6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1.263cm" svg:height="1.053cm" svg:x="3.027cm" svg:y="4.554cm">
          <text:p text:style-name="P6"><text:span text:style-name="T5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2.972cm" svg:y1="4.276cm" svg:x2="21.078cm" svg:y2="4.276cm">
          <text:p/>
        </draw:line>
        <draw:custom-shape draw:style-name="gr21" draw:text-style-name="P7" draw:layer="layout" svg:width="4.448cm" svg:height="1.684cm" svg:x="21.052cm" svg:y="4.238cm">
          <text:p text:style-name="P6"><text:span text:style-name="T5">UAS :</text:span></text:p>
          <text:p text:style-name="P6"><text:span text:style-name="T5">Minggu ke-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264cm" svg:height="1.053cm" svg:x="3.668cm" svg:y="12.563cm">
          <text:p text:style-name="P6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264cm" svg:height="1.053cm" svg:x="2.661cm" svg:y="12.14cm">
          <text:p text:style-name="P6"><text:span text:style-name="T5">1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pitch="variable"/>
    <style:font-face style:name="Calibri5" svg:font-family="Calibri, Calibri" style:font-family-generic="swiss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mbria2" svg:font-family="Cambria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iberation Sans6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125cm" fo:margin-bottom="0cm" fo:line-height="115%" fo:text-align="start" style:text-autospace="none" style:writing-mode="lr-tb"/>
      <style:text-properties fo:color="#366091" loext:opacity="100%" style:font-name="Cambria" fo:font-family="Cambria" style:font-family-generic="roman" style:font-pitch="variable" fo:font-style="italic" style:font-name-asian="Cambria2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2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2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2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2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2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2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2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cm" fo:margin-bottom="0.623cm" fo:line-height="115%" fo:text-align="start" style:text-autospace="none" style:writing-mode="lr-tb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2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ListLabel_20_17" style:display-name="ListLabel 17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4" style:display-name="ListLabel 14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1" style:display-name="ListLabel 11" style:family="graphic">
      <style:paragraph-properties style:text-autospace="none"/>
      <style:text-properties style:font-name-asian="Noto Sans Symbols1" style:font-family-asian="'Noto Sans Symbols'" style:font-pitch-asian="variable" style:font-name-complex="Noto Sans Symbols1" style:font-family-complex="'Noto Sans Symbols'" style:font-pitch-complex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fo:font-size="9pt" style:font-name-asian="OpenSymbol" style:font-family-asian="OpenSymbol, 'Arial Unicode MS'" style:font-charset-asian="x-symbol" style:font-name-complex="OpenSymbol" style:font-family-complex="Open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  <style:text-properties fo:font-size="10pt"/>
    </style:style>
    <style:style style:name="ListLabel_20_26" style:display-name="ListLabel 26" style:family="graphic">
      <style:paragraph-properties style:text-autospace="none"/>
      <style:text-properties fo:font-size="10pt"/>
    </style:style>
    <style:style style:name="ListLabel_20_25" style:display-name="ListLabel 25" style:family="graphic">
      <style:paragraph-properties style:text-autospace="none"/>
      <style:text-properties fo:font-size="10pt"/>
    </style:style>
    <style:style style:name="ListLabel_20_24" style:display-name="ListLabel 24" style:family="graphic">
      <style:paragraph-properties style:text-autospace="none"/>
      <style:text-properties fo:font-size="10pt"/>
    </style:style>
    <style:style style:name="ListLabel_20_23" style:display-name="ListLabel 23" style:family="graphic">
      <style:paragraph-properties style:text-autospace="none"/>
      <style:text-properties fo:font-size="10pt"/>
    </style:style>
    <style:style style:name="ListLabel_20_22" style:display-name="ListLabel 22" style:family="graphic">
      <style:paragraph-properties style:text-autospace="none"/>
      <style:text-properties fo:font-size="10pt"/>
    </style:style>
    <style:style style:name="ListLabel_20_21" style:display-name="ListLabel 21" style:family="graphic">
      <style:paragraph-properties style:text-autospace="none"/>
      <style:text-properties fo:font-size="10pt"/>
    </style:style>
    <style:style style:name="ListLabel_20_20" style:display-name="ListLabel 20" style:family="graphic">
      <style:paragraph-properties style:text-autospace="none"/>
      <style:text-properties fo:font-size="10pt"/>
    </style:style>
    <style:style style:name="ListLabel_20_19" style:display-name="ListLabel 19" style:family="graphic">
      <style:paragraph-properties style:text-autospace="none"/>
      <style:text-properties fo:font-size="10pt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0.1cm" fo:margin-bottom="0.1cm" fo:margin-left="0.1cm" fo:margin-right="0.1cm" fo:page-width="26.67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2.5.2.0$Linux_X86_64 LibreOffice_project/20$Build-2</meta:generator>
    <dc:date>2022-02-14T15:21:25.307869498</dc:date>
    <meta:editing-duration>PT2H37M39S</meta:editing-duration>
    <meta:editing-cycles>11</meta:editing-cycles>
    <dc:creator>Mifta Nur Farid</dc:creator>
    <meta:document-statistic meta:object-count="35"/>
  </office:meta>
</office:document-meta>
</file>